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bef" officeooo:paragraph-rsid="000ca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rit is a touchscreen phone with a black screen and sleek, blue graphics. Her symbol is a caret symbol (^) modified to look like a carrot. The carr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ying User</meta:initial-creator>
    <meta:creation-date>2017-11-05T01:25:34.724986356</meta:creation-date>
    <dc:date>2017-11-05T01:29:00.197034473</dc:date>
    <dc:creator>Studying User</dc:creator>
    <meta:editing-duration>P0D</meta:editing-duration>
    <meta:editing-cycles>1</meta:editing-cycles>
    <meta:document-statistic meta:table-count="0" meta:image-count="0" meta:object-count="0" meta:page-count="1" meta:paragraph-count="1" meta:word-count="28" meta:character-count="151" meta:non-whitespace-character-count="124"/>
    <meta:generator>LibreOffice/4.2.8.2$Linux_x86 LibreOffice_project/420m0$Build-2</meta:generator>
  </office:meta>
</office:document-meta>
</file>